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c11b0a" officeooo:paragraph-rsid="056043cc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text-properties officeooo:rsid="05718872" officeooo:paragraph-rsid="05718872"/>
    </style:style>
    <style:style style:name="P6" style:family="paragraph" style:parent-style-name="Text_20_body">
      <style:text-properties officeooo:rsid="0575306a" officeooo:paragraph-rsid="0575306a"/>
    </style:style>
    <style:style style:name="P7" style:family="paragraph" style:parent-style-name="Text_20_body">
      <style:text-properties officeooo:rsid="04eb2fb1" officeooo:paragraph-rsid="04eb2fb1"/>
    </style:style>
    <style:style style:name="P8" style:family="paragraph" style:parent-style-name="Text_20_body">
      <style:text-properties officeooo:rsid="058d1665" officeooo:paragraph-rsid="058d1665"/>
    </style:style>
    <style:style style:name="P9" style:family="paragraph" style:parent-style-name="Text_20_body">
      <style:text-properties officeooo:rsid="0516726b" officeooo:paragraph-rsid="0594c1d1"/>
    </style:style>
    <style:style style:name="P10" style:family="paragraph" style:parent-style-name="Text_20_body">
      <style:text-properties officeooo:rsid="051857fb" officeooo:paragraph-rsid="0594c1d1"/>
    </style:style>
    <style:style style:name="P11" style:family="paragraph" style:parent-style-name="Heading_20_2">
      <style:paragraph-properties fo:line-height="100%"/>
      <style:text-properties officeooo:rsid="04d67b69" officeooo:paragraph-rsid="04ea4747"/>
    </style:style>
    <style:style style:name="P12" style:family="paragraph" style:parent-style-name="Heading_20_2">
      <style:text-properties officeooo:paragraph-rsid="056043cc"/>
    </style:style>
    <style:style style:name="P13" style:family="paragraph" style:parent-style-name="Heading_20_2">
      <style:text-properties officeooo:rsid="052ad1a0" officeooo:paragraph-rsid="05718872"/>
    </style:style>
    <style:style style:name="P14" style:family="paragraph" style:parent-style-name="Heading_20_2">
      <style:text-properties officeooo:paragraph-rsid="0594c1d1"/>
    </style:style>
    <style:style style:name="P15" style:family="paragraph" style:parent-style-name="Text_20_body">
      <style:paragraph-properties fo:margin-top="0in" fo:margin-bottom="0.0181in" loext:contextual-spacing="false"/>
      <style:text-properties officeooo:rsid="05707a8f" officeooo:paragraph-rsid="05707a8f"/>
    </style:style>
    <style:style style:name="P16" style:family="paragraph" style:parent-style-name="Text_20_body">
      <style:paragraph-properties fo:margin-top="0in" fo:margin-bottom="0.0181in" loext:contextual-spacing="false" fo:text-align="end" style:justify-single-word="false" style:writing-mode="rl-tb"/>
      <style:text-properties officeooo:paragraph-rsid="058423e5"/>
    </style:style>
    <style:style style:name="P17" style:family="paragraph" style:parent-style-name="Heading_20_2">
      <style:paragraph-properties fo:line-height="100%" fo:text-align="end" style:justify-single-word="false" fo:break-before="page" style:writing-mode="rl-tb"/>
      <style:text-properties style:font-name="David CLM" officeooo:rsid="071ebc14" officeooo:paragraph-rsid="057d6388" style:font-name-complex="David CLM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58423e5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594c1d1"/>
    </style:style>
    <style:style style:name="P20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94c1d1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94c1d1" style:font-style-asian="italic" style:font-style-complex="italic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rsid="05707a8f" officeooo:paragraph-rsid="05707a8f"/>
    </style:style>
    <style:style style:name="P23" style:family="paragraph" style:parent-style-name="Text_20_body" style:list-style-name="L3">
      <style:paragraph-properties fo:margin-top="0in" fo:margin-bottom="0in" loext:contextual-spacing="false" fo:line-height="100%" fo:text-align="start" style:justify-single-word="false" style:writing-mode="lr-tb"/>
      <style:text-properties officeooo:paragraph-rsid="057d6388"/>
    </style:style>
    <style:style style:name="P24" style:family="paragraph" style:parent-style-name="Text_20_body" style:list-style-name="L1">
      <style:paragraph-properties fo:margin-top="0in" fo:margin-bottom="0.0181in" loext:contextual-spacing="false"/>
      <style:text-properties officeooo:rsid="05707a8f" officeooo:paragraph-rsid="05707a8f"/>
    </style:style>
    <style:style style:name="P25" style:family="paragraph" style:parent-style-name="Text_20_body">
      <style:paragraph-properties fo:margin-top="0in" fo:margin-bottom="0.0181in" loext:contextual-spacing="false" fo:text-align="start" style:justify-single-word="false" style:writing-mode="lr-tb"/>
      <style:text-properties style:font-name="Courier New" fo:font-size="10pt" officeooo:paragraph-rsid="058423e5" style:font-size-asian="10pt" style:font-name-complex="Courier New1" style:font-size-complex="10pt"/>
    </style:style>
    <style:style style:name="P26" style:family="paragraph" style:parent-style-name="Text_20_body" style:list-style-name="WWNum2">
      <style:paragraph-properties fo:margin-top="0in" fo:margin-bottom="0.0181in" loext:contextual-spacing="false" fo:text-align="end" style:justify-single-word="false" style:writing-mode="rl-tb"/>
      <style:text-properties fo:font-weight="normal" officeooo:paragraph-rsid="058423e5" style:font-weight-asian="normal" style:font-weight-complex="normal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58423e5" style:font-size-asian="10pt" style:font-size-complex="10pt"/>
    </style:style>
    <style:style style:name="P28" style:family="paragraph" style:parent-style-name="Heading_20_1">
      <style:paragraph-properties fo:line-height="100%"/>
      <style:text-properties officeooo:rsid="04af6545" officeooo:paragraph-rsid="04af6545"/>
    </style:style>
    <style:style style:name="P29" style:family="paragraph" style:parent-style-name="Heading_20_2">
      <style:text-properties style:font-name="David CLM" style:text-underline-style="solid" style:text-underline-type="double" style:text-underline-width="auto" style:text-underline-color="font-color" fo:font-weight="normal" officeooo:rsid="0725b4c7" style:font-weight-asian="normal" style:font-name-complex="David CLM" style:font-weight-complex="normal"/>
    </style:style>
    <style:style style:name="P30" style:family="paragraph" style:parent-style-name="Heading_20_3" style:list-style-name="L2">
      <style:paragraph-properties fo:text-align="start" style:justify-single-word="false" style:writing-mode="lr-tb"/>
      <style:text-properties officeooo:paragraph-rsid="0575306a"/>
    </style:style>
    <style:style style:name="P31" style:family="paragraph" style:parent-style-name="Heading_20_3" style:list-style-name="L3">
      <style:paragraph-properties fo:line-height="100%" fo:text-align="start" style:justify-single-word="false" style:writing-mode="lr-tb"/>
      <style:text-properties officeooo:paragraph-rsid="057d6388"/>
    </style:style>
    <style:style style:name="T1" style:family="text">
      <style:text-properties officeooo:rsid="04c14fe6"/>
    </style:style>
    <style:style style:name="T2" style:family="text">
      <style:text-properties fo:font-size="8pt" officeooo:rsid="04e7f806" style:font-size-asian="8pt" style:font-size-complex="8pt"/>
    </style:style>
    <style:style style:name="T3" style:family="text">
      <style:text-properties fo:font-size="8pt" officeooo:rsid="058d1665" style:font-size-asian="8pt" style:font-size-complex="8pt"/>
    </style:style>
    <style:style style:name="T4" style:family="text">
      <style:text-properties fo:font-size="8pt" officeooo:rsid="05139ee2" style:font-size-asian="8pt" style:font-size-complex="8pt"/>
    </style:style>
    <style:style style:name="T5" style:family="text">
      <style:text-properties officeooo:rsid="04c9db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58bcf38" style:font-weight-asian="bold" style:font-weight-complex="bold"/>
    </style:style>
    <style:style style:name="T8" style:family="text">
      <style:text-properties officeooo:rsid="04d75d17"/>
    </style:style>
    <style:style style:name="T9" style:family="text">
      <style:text-properties officeooo:rsid="04e7f806"/>
    </style:style>
    <style:style style:name="T10" style:family="text">
      <style:text-properties officeooo:rsid="04ecb87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4f30b09" style:font-weight-asian="normal" style:font-weight-complex="normal"/>
    </style:style>
    <style:style style:name="T13" style:family="text">
      <style:text-properties fo:font-weight="normal" officeooo:rsid="0584e540" style:font-weight-asian="normal" style:font-weight-complex="normal"/>
    </style:style>
    <style:style style:name="T14" style:family="text">
      <style:text-properties officeooo:rsid="0504e67b"/>
    </style:style>
    <style:style style:name="T15" style:family="text">
      <style:text-properties officeooo:rsid="0505c38a"/>
    </style:style>
    <style:style style:name="T16" style:family="text">
      <style:text-properties officeooo:rsid="050ce1d0"/>
    </style:style>
    <style:style style:name="T17" style:family="text">
      <style:text-properties officeooo:rsid="05226f8d"/>
    </style:style>
    <style:style style:name="T18" style:family="text">
      <style:text-properties officeooo:rsid="056dcf64"/>
    </style:style>
    <style:style style:name="T19" style:family="text">
      <style:text-properties officeooo:rsid="05707a8f"/>
    </style:style>
    <style:style style:name="T20" style:family="text">
      <style:text-properties officeooo:rsid="0571c66a"/>
    </style:style>
    <style:style style:name="T21" style:family="text">
      <style:text-properties officeooo:rsid="0572908e"/>
    </style:style>
    <style:style style:name="T22" style:family="text">
      <style:text-properties officeooo:rsid="0572f345"/>
    </style:style>
    <style:style style:name="T23" style:family="text">
      <style:text-properties officeooo:rsid="05747c2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4d75d17" style:font-style-asian="italic" style:font-style-complex="italic"/>
    </style:style>
    <style:style style:name="T26" style:family="text">
      <style:text-properties fo:font-style="italic" officeooo:rsid="051fec76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David CLM" fo:font-weight="normal" officeooo:rsid="07209f00" style:font-weight-asian="normal" style:font-name-complex="David CLM" style:font-weight-complex="normal"/>
    </style:style>
    <style:style style:name="T29" style:family="text">
      <style:text-properties style:font-name="David CLM" fo:font-weight="normal" officeooo:rsid="072df652" style:font-weight-asian="normal" style:font-name-complex="David CLM" style:font-weight-complex="normal"/>
    </style:style>
    <style:style style:name="T30" style:family="text">
      <style:text-properties style:font-name="David CLM" fo:font-weight="normal" officeooo:rsid="072f3b86" style:font-weight-asian="normal" style:font-name-complex="David CLM" style:font-weight-complex="normal"/>
    </style:style>
    <style:style style:name="T31" style:family="text">
      <style:text-properties style:font-name="David CLM" fo:font-weight="normal" officeooo:rsid="0722200f" style:font-weight-asian="normal" style:font-name-complex="David CLM" style:font-weight-complex="normal"/>
    </style:style>
    <style:style style:name="T32" style:family="text">
      <style:text-properties style:font-name="David CLM" fo:font-weight="normal" officeooo:rsid="071ebc14" style:font-weight-asian="normal" style:font-name-complex="David CLM" style:font-weight-complex="normal"/>
    </style:style>
    <style:style style:name="T33" style:family="text">
      <style:text-properties style:font-name="David CLM" fo:font-weight="normal" officeooo:rsid="0725b4c7" style:font-weight-asian="normal" style:font-name-complex="David CLM" style:font-weight-complex="normal"/>
    </style:style>
    <style:style style:name="T34" style:family="text">
      <style:text-properties style:font-name="David CLM" fo:font-weight="normal" officeooo:rsid="07307fae" style:font-weight-asian="normal" style:font-name-complex="David CLM" style:font-weight-complex="normal"/>
    </style:style>
    <style:style style:name="T35" style:family="text">
      <style:text-properties style:font-name="David CLM" fo:font-weight="normal" officeooo:rsid="07320555" style:font-weight-asian="normal" style:font-name-complex="David CLM" style:font-weight-complex="normal"/>
    </style:style>
    <style:style style:name="T36" style:family="text">
      <style:text-properties style:font-name="David CLM" fo:font-weight="normal" officeooo:rsid="072b0674" style:font-weight-asian="normal" style:font-name-complex="David CLM" style:font-weight-complex="normal"/>
    </style:style>
    <style:style style:name="T37" style:family="text">
      <style:text-properties style:font-name="David CLM" fo:font-weight="normal" officeooo:rsid="072b759b" style:font-weight-asian="normal" style:font-name-complex="David CLM" style:font-weight-complex="normal"/>
    </style:style>
    <style:style style:name="T38" style:family="text">
      <style:text-properties style:font-name="David CLM" fo:font-weight="bold" officeooo:rsid="0725b4c7" style:font-weight-asian="normal" style:font-name-complex="David CLM" style:font-weight-complex="normal"/>
    </style:style>
    <style:style style:name="T39" style:family="text">
      <style:text-properties style:font-name="David CLM" fo:font-weight="bold" officeooo:rsid="072b0674" style:font-weight-asian="normal" style:font-name-complex="David CLM" style:font-weight-complex="normal"/>
    </style:style>
    <style:style style:name="T40" style:family="text">
      <style:text-properties officeooo:rsid="057f17d3"/>
    </style:style>
    <style:style style:name="T41" style:family="text">
      <style:text-properties officeooo:rsid="058423e5"/>
    </style:style>
    <style:style style:name="T42" style:family="text">
      <style:text-properties officeooo:rsid="058a20eb"/>
    </style:style>
    <style:style style:name="T43" style:family="text">
      <style:text-properties officeooo:rsid="058bcf38"/>
    </style:style>
    <style:style style:name="T44" style:family="text">
      <style:text-properties officeooo:rsid="058d1665"/>
    </style:style>
    <style:style style:name="T45" style:family="text">
      <style:text-properties officeooo:rsid="04ed7cbc"/>
    </style:style>
    <style:style style:name="T46" style:family="text">
      <style:text-properties officeooo:rsid="059074ea"/>
    </style:style>
    <style:style style:name="T47" style:family="text">
      <style:text-properties fo:font-size="12pt" officeooo:rsid="0575306a" style:font-size-asian="12pt" style:font-size-complex="12pt"/>
    </style:style>
    <style:style style:name="T48" style:family="text">
      <style:text-properties style:text-position="sub 58%"/>
    </style:style>
    <style:style style:name="T49" style:family="text">
      <style:text-properties style:text-position="sub 58%" fo:font-style="italic" style:font-style-asian="italic" style:font-style-complex="italic"/>
    </style:style>
    <style:style style:name="T50" style:family="text">
      <style:text-properties style:text-position="sub 58%" fo:font-style="italic" officeooo:rsid="051fec76" style:font-style-asian="italic" style:font-style-complex="italic"/>
    </style:style>
    <style:style style:name="T51" style:family="text">
      <style:text-properties style:text-position="sub 58%" officeooo:rsid="051fec76"/>
    </style:style>
    <style:style style:name="T52" style:family="text">
      <style:text-properties style:text-position="sub 58%" officeooo:rsid="052623dc"/>
    </style:style>
    <style:style style:name="T53" style:family="text">
      <style:text-properties officeooo:rsid="05139ee2"/>
    </style:style>
    <style:style style:name="T54" style:family="text">
      <style:text-properties officeooo:rsid="05180aee"/>
    </style:style>
    <style:style style:name="T55" style:family="text">
      <style:text-properties officeooo:rsid="051fec76"/>
    </style:style>
    <style:style style:name="T56" style:family="text">
      <style:text-properties officeooo:rsid="0518a5f0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518a5f0"/>
    </style:style>
    <style:style style:name="T59" style:family="text">
      <style:text-properties style:text-position="0% 100%" fo:font-style="italic" style:font-style-asian="italic" style:font-style-complex="italic"/>
    </style:style>
    <style:style style:name="T60" style:family="text">
      <style:text-properties style:text-position="0% 100%" officeooo:rsid="052623dc"/>
    </style:style>
    <style:style style:name="T61" style:family="text">
      <style:text-properties style:text-position="0% 100%" officeooo:rsid="0526c858"/>
    </style:style>
    <style:style style:name="T62" style:family="text">
      <style:text-properties style:text-position="0% 100%" officeooo:rsid="051fec76"/>
    </style:style>
    <style:style style:name="T63" style:family="text">
      <style:text-properties style:text-position="0% 100%" officeooo:rsid="05961008"/>
    </style:style>
    <style:style style:name="T64" style:family="text">
      <style:text-properties officeooo:rsid="0594c1d1"/>
    </style:style>
    <style:style style:name="T65" style:family="text">
      <style:text-properties officeooo:rsid="0595a98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008in" fo:text-indent="-0.25in" fo:margin-left="0.60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508in" fo:text-indent="-0.25in" fo:margin-left="0.85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008in" fo:text-indent="-0.25in" fo:margin-left="1.10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508in" fo:text-indent="-0.25in" fo:margin-left="1.35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008in" fo:text-indent="-0.25in" fo:margin-left="1.60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508in" fo:text-indent="-0.25in" fo:margin-left="1.85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008in" fo:text-indent="-0.25in" fo:margin-left="2.10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508in" fo:text-indent="-0.25in" fo:margin-left="2.35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008in" fo:text-indent="-0.25in" fo:margin-left="2.60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508in" fo:text-indent="-0.25in" fo:margin-left="2.850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7">מטלה</text:span> <text:span text:style-name="T18">- מכרזים אמיתיים</text:span></text:h>
      <text:p text:style-name="P4">יש לענות על שאלה אחת לבחירתכם.</text:p>
      <text:p text:style-name="P11">שאלה <text:span text:style-name="T16">1: וריאציות על מכרז ויקרי </text:span><text:span text:style-name="T2">(הקורס של טים, שאל</text:span><text:span text:style-name="T3">ות 27, 29</text:span><text:span text:style-name="T2">)</text:span></text:p>
      <text:p text:style-name="P7"><text:span text:style-name="T44">א. </text:span>ויקי המציאה מכרז חדש<text:span text:style-name="T10"> למכירת חפץ יחיד</text:span>: <text:span text:style-name="T10">מי שההכרזה שלו גבוהה ביותר זוכה בחפץ</text:span>, ומשלם את המחיר <text:span text:style-name="T6">השלישי</text:span><text:span text:style-name="T12"> (במקום המחיר השני במכרז ויקרי)</text:span>. האם המכרז של ויקי אמיתי? <text:span text:style-name="T40">הוכיחו.</text:span></text:p>
      <text:p text:style-name="P8">ב. <text:span text:style-name="T45">כדי לגייס כסף לשיפוץ הבית, החלטתם למכור את אוסף העטים הנדירים שלכם. באוסף יש 10 עטים זהים. <text:s text:c="2"/>ישנם 20 אנשים המעוניינים להשתתף במכרז. כל אחד מעוניין בעט אחד לכל היותר. תארו מכרז אמיתי ויעיל פארטו למכירת העטים.</text:span></text:p>
      <text:p text:style-name="P14">שאלה <text:span text:style-name="T64">2</text:span>: <text:span text:style-name="T53">מכרזי פירסום - איכות המודעה</text:span><text:span text:style-name="T4"> (הקורס של טים, תרגילים 32, 34)</text:span></text:p>
      <text:p text:style-name="P9">בשיעור הנחנו<text:span text:style-name="T54">,</text:span> <text:span text:style-name="T5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10"><text:span text:style-name="T55">א. </text:span>נניח <text:span text:style-name="T56">שלכל </text:span>מודעה <text:span text:style-name="T24">j</text:span> יש מקדם איכות <text:span text:style-name="T24">q</text:span><text:span text:style-name="T49">j</text:span><text:span text:style-name="T48">, <text:s/></text:span><text:span text:style-name="T57">והסתברות ההקלקה </text:span><text:span text:style-name="T58">כש</text:span><text:span text:style-name="T57">שמים אותה במקום </text:span><text:span text:style-name="T59">k</text:span><text:span text:style-name="T57"> היא:</text:span></text:p>
      <text:p text:style-name="P21"><text:span text:style-name="T57">r</text:span><text:span text:style-name="T51">j,</text:span><text:span text:style-name="T48">k</text:span><text:span text:style-name="T52"> </text:span><text:span text:style-name="T60"><text:s/>= </text:span><text:span text:style-name="T57">r</text:span><text:span text:style-name="T48">k</text:span><text:span text:style-name="T57">*q</text:span><text:span text:style-name="T48">j</text:span></text:p>
      <text:p text:style-name="P20">תארו אלגוריתם המשבץ מודעות למיקומים וממקסם את סכום הערכים. <text:span text:style-name="T65">הוכיחו את נכונות האלגוריתם.</text:span></text:p>
      <text:p text:style-name="P10"><text:span text:style-name="T55">ב. נניח שלכל מודעה </text:span><text:span text:style-name="T26">j</text:span><text:span text:style-name="T55"> ומיקום </text:span><text:span text:style-name="T26">k</text:span><text:span text:style-name="T55"> יש הסתברות הקלקה כללית (לא דווקא ליניארית): <text:s text:c="5"/></text:span><text:span text:style-name="T59">r</text:span><text:span text:style-name="T50">j,</text:span><text:span text:style-name="T49">k</text:span></text:p>
      <text:p text:style-name="P19"><text:span text:style-name="T61">הראו דוגמה שבה </text:span><text:span text:style-name="T62">האלגוריתם </text:span><text:span text:style-name="T63">מסעיף א </text:span><text:span text:style-name="T62">לא עובד </text:span><text:span text:style-name="T61">(</text:span><text:span text:style-name="T62">לא מוצא שיבוץ הממקסם את סכום הערכים</text:span><text:span text:style-name="T61">).</text:span></text:p>
      <text:p text:style-name="P12">שאלה<text:span text:style-name="T9"> 3</text:span>: חשיפת מידע</text:p>
      <text:p text:style-name="P3"><text:span text:style-name="T15">מצאתם בעליית-הגג שלכם שרשרת אבני-חן ישנה, </text:span>ואתם מאד רוצים לדעת מה השווי שלה. השכן שלכם הוא מומחה <text:span text:style-name="T15">לאבני-חן </text:span>ויודע בדיוק מהו <text:span text:style-name="T15">שווי השרשרת</text:span>, אבל הוא לא רוצה להגיד לכם. הציעו מנגנון שיגרום לשכן שלכם לגלות לכם<text:span text:style-name="T14">, מרצונו החופשי,</text:span> את שווי<text:span text:style-name="T5">ה</text:span> <text:span text:style-name="T1">האמיתי של השרשרת</text:span>.<text:span text:style-name="T8"> <text:s/></text:span><text:span text:style-name="T25">רמז</text:span><text:span text:style-name="T8">: קיראו כאן: https://www.econ2.uni-bonn.de/pdf/papers/goethes_second.pdf</text:span></text:p>
      <text:p text:style-name="P13">שאלה<text:span text:style-name="T9"> 4</text:span>: <text:span text:style-name="T19">הקצאת אמיתית של זמן חישוב</text:span></text:p>
      <text:p text:style-name="P5">כמה אנשים מעוניינים להריץ תהליכים על <text:span text:style-name="T20">מחשב-על</text:span>. לכל אדם יש תהליך אחד. לכל תהליך יש זמן ריצה שונה. <text:span text:style-name="T21">מחשב-העל </text:span>יכול להריץ תהליך אחד בכל פעם. <text:span text:style-name="T22">המחשב </text:span>פעיל במשך זמן מסויים (נניח 10 שעות) אבל זמן-הריצה הכולל של כל התהליכים הוא גדול יותר, כך שלא כל התהליכים יוכלו לרוץ. מנהל המערכת רוצה לתזמן את התהליכים <text:span text:style-name="T23">(באופן סדרתי) </text:span>כך שמספר התהליכים הכולל יהיה הגדול ביותר.</text:p>
      <text:p text:style-name="P5">כל אדם יודע מה זמן-הריצה של התהליך שלו (כמה דקות הוא צריך), אבל מנהל-המערכת אינו יודע את זמני הריצה של התהליכים. עיזרו למנהל-המערכת לפתח אלגוריתם <text:span text:style-name="T6">אמיתי</text:span><text:span text:style-name="T11">, שיגרום לכל אדם להצהיר על הזמן האמיתי של התהליך שלו, ויריץ את המספר הגדול ביותר של תהליכים במסגרת הזמן הקצוב.</text:span></text:p>
      <text:p text:style-name="P6">להרחבה (לא חובה לצורך פתרון המטלה): </text:p>
      <text:list xml:id="list1843656230" text:style-name="L2">
        <text:list-item>
          <text:p text:style-name="P30"><text:soft-page-break/><text:span text:style-name="T47">U Feige, M Tennenholtz (2011): "</text:span><text:a xlink:type="simple" xlink:href="https://dl.acm.org/citation.cfm?id=1993709" text:style-name="Internet_20_link" text:visited-style-name="Visited_20_Internet_20_Link"><text:span text:style-name="T47">Mechanism design with uncertain inputs</text:span></text:a><text:span text:style-name="T47"> </text:span><text:a xlink:type="simple" xlink:href="https://dl.acm.org/citation.cfm?id=1993709" text:style-name="Internet_20_link" text:visited-style-name="Visited_20_Internet_20_Link"><text:span text:style-name="T47">(to err is human, to forgive divine)‏</text:span></text:a><text:span text:style-name="T47">"</text:span><text:a xlink:type="simple" xlink:href="http://www.wisdom.weizmann.ac.il/~feige/mypapers/FairShareFeb2014.pdf" text:style-name="Internet_20_link" text:visited-style-name="Visited_20_Internet_20_Link"><text:span text:style-name="T47">‏</text:span></text:a><text:span text:style-name="T47"> (2014): "</text:span><text:a xlink:type="simple" xlink:href="http://www.wisdom.weizmann.ac.il/~feige/mypapers/FairShareFeb2014.pdf" text:style-name="Internet_20_link" text:visited-style-name="Visited_20_Internet_20_Link"><text:span text:style-name="T47">On fair division of a homogeneous good"</text:span></text:a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25T17:43:25.065607306</dc:date>
    <meta:editing-duration>P11DT17H45M36S</meta:editing-duration>
    <meta:editing-cycles>1266</meta:editing-cycles>
    <dc:creator>Erel Segal-Halevi</dc:creator>
    <meta:document-statistic meta:table-count="0" meta:image-count="0" meta:object-count="0" meta:page-count="2" meta:paragraph-count="21" meta:word-count="396" meta:character-count="2234" meta:non-whitespace-character-count="1850"/>
  </office:meta>
</office:document-meta>
</file>